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07a3" officeooo:paragraph-rsid="001307a3"/>
    </style:style>
    <style:style style:name="P2" style:family="paragraph" style:parent-style-name="Standard">
      <style:text-properties officeooo:rsid="001392ba" officeooo:paragraph-rsid="001392ba"/>
    </style:style>
    <style:style style:name="P3" style:family="paragraph" style:parent-style-name="Standard">
      <style:text-properties officeooo:rsid="001452d6" officeooo:paragraph-rsid="001452d6"/>
    </style:style>
    <style:style style:name="P4" style:family="paragraph" style:parent-style-name="Standard">
      <style:text-properties officeooo:rsid="00154cbf" officeooo:paragraph-rsid="00154cbf"/>
    </style:style>
    <style:style style:name="P5" style:family="paragraph" style:parent-style-name="Standard">
      <style:text-properties officeooo:rsid="001730ad" officeooo:paragraph-rsid="001730ad"/>
    </style:style>
    <style:style style:name="P6" style:family="paragraph" style:parent-style-name="Standard">
      <style:text-properties officeooo:rsid="0017f705" officeooo:paragraph-rsid="0017f705"/>
    </style:style>
    <style:style style:name="P7" style:family="paragraph" style:parent-style-name="Standard">
      <style:text-properties officeooo:rsid="0017f705" officeooo:paragraph-rsid="0017f705"/>
    </style:style>
    <style:style style:name="P8" style:family="paragraph" style:parent-style-name="Standard">
      <style:text-properties officeooo:rsid="0019d4d9" officeooo:paragraph-rsid="0019d4d9"/>
    </style:style>
    <style:style style:name="T1" style:family="text">
      <style:text-properties officeooo:rsid="001392b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Question 1)</text:p>
      <text:p text:style-name="P1">L1</text:p>
      <text:p text:style-name="P1">total size: 32k</text:p>
      <text:p text:style-name="P1">cache_line size: 64B</text:p>
      <text:p text:style-name="P2">cache associativity: 8</text:p>
      <text:p text:style-name="P1"/>
      <text:p text:style-name="P1">L2</text:p>
      <text:p text:style-name="P1">total size: 256k</text:p>
      <text:p text:style-name="P1">cache_line size: 64B </text:p>
      <text:p text:style-name="P2">cache associativity: 8</text:p>
      <text:p text:style-name="P1"/>
      <text:p text:style-name="P1">L3</text:p>
      <text:p text:style-name="P1">total size: 6144k</text:p>
      <text:p text:style-name="P1">cache_line size: 64</text:p>
      <text:p text:style-name="P2">cache associativity: 12</text:p>
      <text:p text:style-name="P1"/>
      <text:p text:style-name="P1">L4 (DRAM?)</text:p>
      <text:p text:style-name="P1">total size: 131072k</text:p>
      <text:p text:style-name="P1">cache_line size: <text:span text:style-name="T1">x</text:span></text:p>
      <text:p text:style-name="P2">cache associativity: 16</text:p>
      <text:p text:style-name="P1"/>
      <text:p text:style-name="P3">1b)</text:p>
      <text:p text:style-name="P3">For the random permutation, the transition is not that sharp but rather smooth. The reason is that due to the randomness the access to the next cache level is not always at the same iteration/ sequence length. Hence the transitions are smoothed out.</text:p>
      <text:p text:style-name="P3"/>
      <text:p text:style-name="P3">1c)</text:p>
      <text:p text:style-name="P3">For the sequential (4B) access, there are no transitions visible. The reason is that due to the sequential access, the data can be pre-fetched by the compiler such that the data is always available when used by the CPU.</text:p>
      <text:p text:style-name="P3"/>
      <text:p text:style-name="P3">1d)</text:p>
      <text:p text:style-name="P4">Here, a transition is visible at the <text:s/>size of the L1 cache since since we force the CPU to load whole arrays from l2 Cache.</text:p>
      <text:p text:style-name="P4"/>
      <text:p text:style-name="P4">2a)</text:p>
      <text:p text:style-name="P4">See above</text:p>
      <text:p text:style-name="P4"/>
      <text:p text:style-name="P4">2b)</text:p>
      <text:p text:style-name="P5">For no-offset, there is a clear degradence of computations visible when it comes to cache trashing for around 12 arrays. I can only see a single drop which corresponds to the </text:p>
      <text:p text:style-name="P5"/>
      <text:p text:style-name="P5">2c) </text:p>
      <text:p text:style-name="P5">For an offset, performance increases (there is no large drop anymore).</text:p>
      <text:p text:style-name="P5"/>
      <text:p text:style-name="P6">3)</text:p>
      <text:p text:style-name="P6"/>
      <text:p text:style-name="P8">Yes, mutual exclusion is satisfied as can be seen in the results.png file in the zip folder.</text:p>
      <text:p text:style-name="P8">If Winside= Woutside than about half of the time is waisted waiting in the lock.</text:p>
      <text:p text:style-name="P8">By decreasing the factor by 10, only 10% is wai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7T18:19:30.371966027</meta:creation-date>
    <dc:date>2018-10-12T21:54:38.753994940</dc:date>
    <meta:editing-duration>PT1H9M36S</meta:editing-duration>
    <meta:editing-cycles>4</meta:editing-cycles>
    <meta:generator>LibreOffice/6.0.3.2$Linux_X86_64 LibreOffice_project/00m0$Build-2</meta:generator>
    <meta:document-statistic meta:table-count="0" meta:image-count="0" meta:object-count="0" meta:page-count="1" meta:paragraph-count="33" meta:word-count="243" meta:character-count="1351" meta:non-whitespace-character-count="1137"/>
  </office:meta>
</office:document-meta>
</file>